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5c852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gr10" style:family="graphic" style:parent-style-name="standard">
      <style:graphic-properties draw:fill="solid" draw:fill-color="#dc2300" draw:textarea-horizontal-align="center" draw:textarea-vertical-align="middle"/>
    </style:style>
    <style:style style:name="pr1" style:family="presentation" style:parent-style-name="Default-title">
      <style:graphic-properties svg:stroke-color="#008080" draw:fill-color="#ffffff" draw:auto-grow-height="true" fo:min-height="3.507cm"/>
    </style:style>
    <style:style style:name="pr2" style:family="presentation" style:parent-style-name="Default-outline1">
      <style:graphic-properties svg:stroke-width="0cm" draw:marker-start-width="0.264cm" draw:marker-end-width="0.264cm" draw:fill-color="#ffffff" fo:min-height="3.34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8080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line-height="200%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0pt"/>
    </style:style>
    <style:style style:name="P7" style:family="paragraph">
      <style:paragraph-properties fo:text-align="center"/>
      <style:text-properties fo:font-size="40pt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54pt" fo:font-weight="normal" style:font-size-asian="54pt" style:font-weight-asian="normal"/>
    </style:style>
    <style:style style:name="P13" style:family="paragraph">
      <style:paragraph-properties fo:margin-left="0cm" fo:margin-right="0cm" fo:text-indent="0cm"/>
      <style:text-properties fo:color="#008080" fo:font-size="54pt" fo:font-weight="normal" style:font-size-asian="54pt" style:font-weight-asian="normal"/>
    </style:style>
    <style:style style:name="T1" style:family="text">
      <style:text-properties fo:color="#008080"/>
    </style:style>
    <style:style style:name="T2" style:family="text">
      <style:text-properties fo:font-family="'Nimbus Sans L'" style:font-pitch="variable" style:font-family-asian="'Nimbus Sans L'" style:font-pitch-asian="variable" style:font-family-complex="'Nimbus Sans L'" style:font-pitch-complex="variable"/>
    </style:style>
    <style:style style:name="T3" style:family="text">
      <style:text-properties fo:font-family="'Nimbus Sans L'" style:font-family-generic="roman" style:font-pitch="variable" style:font-family-asian="'Nimbus Sans L'" style:font-pitch-asian="variable" style:font-family-complex="'Nimbus Sans L'" style:font-pitch-complex="variable"/>
    </style:style>
    <style:style style:name="T4" style:family="text">
      <style:text-properties fo:font-size="40pt"/>
    </style:style>
    <style:style style:name="T5" style:family="text">
      <style:text-properties fo:color="#008080" fo:font-family="'Baekmuk Batang'" style:font-pitch="variable" fo:font-size="54pt" fo:font-weight="normal" style:font-family-asian="'Baekmuk Batang'" style:font-pitch-asian="variable" style:font-size-asian="54pt" style:font-weight-asian="normal" style:font-family-complex="'Baekmuk Batang'" style:font-pitch-complex="variable"/>
    </style:style>
    <style:style style:name="T6" style:family="text">
      <style:text-properties fo:color="#008080" fo:font-family="'Nimbus Sans L'" style:font-pitch="variable" style:font-family-asian="'Nimbus Sans L'" style:font-pitch-asian="variable" style:font-family-complex="'Nimbus Sans L'" style:font-pitch-complex="variable"/>
    </style:style>
    <style:style style:name="T7" style:family="text">
      <style:text-properties fo:color="#008080" fo:font-family="'Nimbus Sans L'" style:font-family-generic="roman" style:font-pitch="variable" style:font-family-asian="'Nimbus Sans L'" style:font-pitch-asian="variable" style:font-family-complex="'Nimbus Sans L'" style:font-pitch-complex="variable"/>
    </style:style>
    <style:style style:name="T8" style:family="text">
      <style:text-properties fo:font-style="italic"/>
    </style:style>
    <style:style style:name="T9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Eulerian Paths and Cycles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Can the people of K<text:span text:style-name="T2">ö</text:span><text:span text:style-name="T3">nigsberg “walk the bridges”?</text:span></text:p>
              </text:list-item>
            </text:list>
          </draw:text-box>
        </draw:frame>
        <draw:g>
          <draw:custom-shape draw:style-name="gr1" draw:text-style-name="P6" draw:id="id1" draw:layer="layout" svg:width="9.525cm" svg:height="3.81cm" svg:x="3.81cm" svg:y="11.43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4" draw:layer="layout" svg:width="8.89cm" svg:height="3.175cm" svg:x="6.985cm" svg:y="16.5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3" draw:layer="layout" svg:width="8.89cm" svg:height="3.175cm" svg:x="8.89cm" svg:y="7.62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2" draw:layer="layout" svg:width="8.255cm" svg:height="3.175cm" svg:x="15.875cm" svg:y="12.065cm">
            <text:p text:style-name="P5"><text:span text:style-name="T4">Church</text:span></text:p>
          </draw:ellipse>
          <draw:connector draw:style-name="gr5" draw:text-style-name="P8" draw:layer="layout" svg:x1="13.335cm" svg:y1="13.334cm" svg:x2="15.875cm" svg:y2="13.652cm" draw:start-shape="id1" draw:start-glue-point="10" draw:end-shape="id2" draw:end-glue-point="3">
            <text:p text:style-name="P1"/>
          </draw:connector>
          <draw:connector draw:style-name="gr5" draw:text-style-name="P8" draw:layer="layout" svg:x1="11.94cm" svg:y1="11.986cm" svg:x2="13.334cm" svg:y2="10.795cm" draw:start-shape="id1" draw:start-glue-point="11" draw:end-shape="id3" draw:end-glue-point="8">
            <text:p text:style-name="P1"/>
          </draw:connector>
          <draw:connector draw:style-name="gr5" draw:text-style-name="P8" draw:layer="layout" svg:x1="16.478cm" svg:y1="10.329cm" svg:x2="20.002cm" svg:y2="12.065cm" draw:start-shape="id3" draw:start-glue-point="9" draw:end-shape="id2" draw:end-glue-point="0">
            <text:p text:style-name="P1"/>
          </draw:connector>
          <draw:connector draw:style-name="gr5" draw:text-style-name="P8" draw:layer="layout" svg:x1="11.429cm" svg:y1="16.51cm" svg:x2="8.572cm" svg:y2="15.24cm" draw:start-shape="id4" draw:start-glue-point="4" draw:end-shape="id1" draw:end-glue-point="8">
            <text:p text:style-name="P1"/>
          </draw:connector>
          <draw:connector draw:style-name="gr5" draw:text-style-name="P8" draw:layer="layout" svg:x1="14.573cm" svg:y1="16.973cm" svg:x2="20.002cm" svg:y2="15.24cm" draw:start-shape="id4" draw:start-glue-point="11" draw:end-shape="id2" draw:end-glue-point="2">
            <text:p text:style-name="P1"/>
          </draw:connector>
          <draw:connector draw:style-name="gr5" draw:text-style-name="P8" draw:layer="layout" svg:x1="8.572cm" svg:y1="11.43cm" svg:x2="8.89cm" svg:y2="9.207cm" draw:start-shape="id1" draw:start-glue-point="4" draw:end-shape="id3" draw:end-glue-point="6">
            <text:p text:style-name="P1"/>
          </draw:connector>
          <draw:connector draw:style-name="gr5" draw:text-style-name="P8" draw:layer="layout" svg:x1="5.202cm" svg:y1="14.681cm" svg:x2="6.985cm" svg:y2="18.097cm" draw:start-shape="id1" draw:start-glue-point="7" draw:end-shape="id4" draw:end-glue-point="6">
            <text:p text:style-name="P1"/>
          </draw:connector>
        </draw:g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Eulerian Paths and Cycles</text:span></text:p>
          </draw:text-box>
        </draw:frame>
        <draw:frame presentation:style-name="pr2" draw:text-style-name="P4" draw:layer="layout" svg:width="25.199cm" svg:height="8.051cm" svg:x="1.4cm" svg:y="4.914cm" presentation:class="outline" presentation:user-transformed="true">
          <draw:text-box>
            <text:list text:style-name="L2">
              <text:list-item>
                <text:p text:style-name="P4">An Eulerian path (EP): traverse every edge</text:p>
              </text:list-item>
            </text:list>
            <text:list text:style-name="L2">
              <text:list-item>
                <text:p text:style-name="P4">An Eulerian cycle (EC): start and end at same vertex</text:p>
              </text:list-item>
            </text:list>
            <text:list text:style-name="L2">
              <text:list-item>
                <text:p text:style-name="P4">Not the Traveling Salesman Problem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s there a Eulerian Tour?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EC: every node has even degree</text:p>
              </text:list-item>
            </text:list>
          </draw:text-box>
        </draw:frame>
        <draw:g>
          <draw:circle draw:style-name="gr5" draw:text-style-name="P8" draw:id="id5" draw:layer="layout" svg:width="0.635cm" svg:height="0.635cm" svg:x="22.276cm" svg:y="2.945cm">
            <text:p text:style-name="P1"/>
          </draw:circle>
          <draw:circle draw:style-name="gr5" draw:text-style-name="P8" draw:id="id6" draw:layer="layout" svg:width="0.635cm" svg:height="0.635cm" svg:x="24.816cm" svg:y="5.485cm">
            <text:p text:style-name="P1"/>
          </draw:circle>
          <draw:circle draw:style-name="gr5" draw:text-style-name="P8" draw:id="id7" draw:layer="layout" svg:width="0.635cm" svg:height="0.635cm" svg:x="22.276cm" svg:y="8.025cm">
            <text:p text:style-name="P1"/>
          </draw:circle>
          <draw:circle draw:style-name="gr5" draw:text-style-name="P8" draw:id="id8" draw:layer="layout" svg:width="0.635cm" svg:height="0.635cm" svg:x="19.736cm" svg:y="5.485cm">
            <text:p text:style-name="P1"/>
          </draw:circle>
          <draw:connector draw:style-name="gr5" draw:text-style-name="P8" draw:layer="layout" draw:type="line" svg:x1="22.911cm" svg:y1="3.262cm" svg:x2="25.133cm" svg:y2="5.485cm" draw:start-shape="id5" draw:start-glue-point="1" draw:end-shape="id6" draw:end-glue-point="0">
            <text:p text:style-name="P1"/>
          </draw:connector>
          <draw:connector draw:style-name="gr5" draw:text-style-name="P8" draw:layer="layout" draw:type="line" svg:x1="25.133cm" svg:y1="6.12cm" svg:x2="22.911cm" svg:y2="8.342cm" draw:start-shape="id6" draw:start-glue-point="2" draw:end-shape="id7" draw:end-glue-point="1">
            <text:p text:style-name="P1"/>
          </draw:connector>
          <draw:connector draw:style-name="gr5" draw:text-style-name="P8" draw:layer="layout" draw:type="line" svg:x1="22.276cm" svg:y1="8.342cm" svg:x2="20.053cm" svg:y2="6.12cm" draw:start-shape="id7" draw:start-glue-point="3" draw:end-shape="id8" draw:end-glue-point="2">
            <text:p text:style-name="P1"/>
          </draw:connector>
          <draw:connector draw:style-name="gr5" draw:text-style-name="P8" draw:layer="layout" draw:type="line" svg:x1="20.053cm" svg:y1="5.485cm" svg:x2="22.276cm" svg:y2="3.262cm" draw:start-shape="id8" draw:start-glue-point="0" draw:end-shape="id5" draw:end-glue-point="3">
            <text:p text:style-name="P1"/>
          </draw:connector>
          <draw:circle draw:style-name="gr5" draw:text-style-name="P8" draw:id="id9" draw:layer="layout" svg:width="0.635cm" svg:height="0.635cm" svg:x="24.816cm" svg:y="8.025cm">
            <text:p text:style-name="P1"/>
          </draw:circle>
          <draw:connector draw:style-name="gr5" draw:text-style-name="P8" draw:layer="layout" draw:type="curve" svg:x1="22.911cm" svg:y1="8.342cm" svg:x2="24.816cm" svg:y2="8.342cm" draw:start-shape="id7" draw:start-glue-point="1" draw:end-shape="id9" draw:end-glue-point="3">
            <text:p text:style-name="P1"/>
          </draw:connector>
          <draw:connector draw:style-name="gr5" draw:text-style-name="P8" draw:layer="layout" draw:type="curve" svg:x1="22.593cm" svg:y1="8.66cm" svg:x2="25.133cm" svg:y2="8.66cm" draw:start-shape="id7" draw:start-glue-point="2" draw:end-shape="id9" draw:end-glue-point="2">
            <text:p text:style-name="P1"/>
          </draw:connector>
        </draw:g>
        <draw:g>
          <draw:circle draw:style-name="gr5" draw:text-style-name="P8" draw:id="id10" draw:layer="layout" svg:width="0.635cm" svg:height="0.635cm" svg:x="22.225cm" svg:y="10.795cm">
            <text:p text:style-name="P1"/>
          </draw:circle>
          <draw:circle draw:style-name="gr5" draw:text-style-name="P8" draw:id="id11" draw:layer="layout" svg:width="0.635cm" svg:height="0.635cm" svg:x="24.765cm" svg:y="13.335cm">
            <text:p text:style-name="P1"/>
          </draw:circle>
          <draw:circle draw:style-name="gr5" draw:text-style-name="P8" draw:id="id12" draw:layer="layout" svg:width="0.635cm" svg:height="0.635cm" svg:x="22.225cm" svg:y="15.875cm">
            <text:p text:style-name="P1"/>
          </draw:circle>
          <draw:circle draw:style-name="gr5" draw:text-style-name="P8" draw:id="id13" draw:layer="layout" svg:width="0.635cm" svg:height="0.635cm" svg:x="19.685cm" svg:y="13.335cm">
            <text:p text:style-name="P1"/>
          </draw:circle>
          <draw:connector draw:style-name="gr5" draw:text-style-name="P8" draw:layer="layout" draw:type="line" svg:x1="22.86cm" svg:y1="11.112cm" svg:x2="25.082cm" svg:y2="13.335cm" draw:start-shape="id10" draw:start-glue-point="1" draw:end-shape="id11" draw:end-glue-point="0">
            <text:p text:style-name="P1"/>
          </draw:connector>
          <draw:connector draw:style-name="gr5" draw:text-style-name="P8" draw:layer="layout" draw:type="line" svg:x1="25.082cm" svg:y1="13.97cm" svg:x2="22.86cm" svg:y2="16.192cm" draw:start-shape="id11" draw:start-glue-point="2" draw:end-shape="id12" draw:end-glue-point="1">
            <text:p text:style-name="P1"/>
          </draw:connector>
          <draw:connector draw:style-name="gr5" draw:text-style-name="P8" draw:layer="layout" draw:type="line" svg:x1="22.225cm" svg:y1="16.192cm" svg:x2="20.002cm" svg:y2="13.97cm" draw:start-shape="id12" draw:start-glue-point="3" draw:end-shape="id13" draw:end-glue-point="2">
            <text:p text:style-name="P1"/>
          </draw:connector>
          <draw:connector draw:style-name="gr5" draw:text-style-name="P8" draw:layer="layout" draw:type="line" svg:x1="20.002cm" svg:y1="13.335cm" svg:x2="22.225cm" svg:y2="11.112cm" draw:start-shape="id13" draw:start-glue-point="0" draw:end-shape="id10" draw:end-glue-point="3">
            <text:p text:style-name="P1"/>
          </draw:connector>
          <draw:circle draw:style-name="gr5" draw:text-style-name="P8" draw:id="id14" draw:layer="layout" svg:width="0.635cm" svg:height="0.635cm" svg:x="24.765cm" svg:y="15.875cm">
            <text:p text:style-name="P1"/>
          </draw:circle>
          <draw:connector draw:style-name="gr5" draw:text-style-name="P8" draw:layer="layout" draw:type="curve" svg:x1="22.86cm" svg:y1="16.192cm" svg:x2="24.765cm" svg:y2="16.192cm" draw:start-shape="id12" draw:start-glue-point="1" draw:end-shape="id14" draw:end-glue-point="3">
            <text:p text:style-name="P1"/>
          </draw:connector>
          <draw:connector draw:style-name="gr5" draw:text-style-name="P8" draw:layer="layout" draw:type="curve" svg:x1="22.542cm" svg:y1="16.51cm" svg:x2="25.082cm" svg:y2="16.51cm" draw:start-shape="id12" draw:start-glue-point="2" draw:end-shape="id14" draw:end-glue-point="2">
            <text:p text:style-name="P1"/>
          </draw:connector>
          <draw:connector draw:style-name="gr5" draw:text-style-name="P8" draw:layer="layout" draw:type="curve" svg:x1="22.542cm" svg:y1="15.875cm" svg:x2="22.542cm" svg:y2="11.43cm" draw:start-shape="id12" draw:start-glue-point="0" draw:end-shape="id10" draw:end-glue-point="2">
            <text:p text:style-name="P1"/>
          </draw:connector>
        </draw:g>
        <draw:frame draw:style-name="gr7" draw:text-style-name="P1" draw:layer="layout" svg:width="17.145cm" svg:height="1.275cm" svg:x="1.27cm" svg:y="13.97cm">
          <draw:text-box>
            <text:p text:style-name="P1"/>
          </draw:text-box>
        </draw:frame>
        <draw:frame presentation:style-name="pr2" draw:text-style-name="P4" draw:layer="layout" svg:width="17.68cm" svg:height="3.341cm" svg:x="1.37cm" svg:y="12.7cm" presentation:class="outline" presentation:user-transformed="true">
          <draw:text-box>
            <text:list text:style-name="L2">
              <text:list-item>
                <text:p text:style-name="P3">EP: start and end have odd degree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nd in a directed graph?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EC: out-degree = in-degree</text:p>
              </text:list-item>
            </text:list>
          </draw:text-box>
        </draw:frame>
        <draw:g>
          <draw:circle draw:style-name="gr5" draw:text-style-name="P8" draw:id="id17" draw:layer="layout" svg:width="0.635cm" svg:height="0.635cm" svg:x="22.276cm" svg:y="2.945cm">
            <text:p text:style-name="P1"/>
          </draw:circle>
          <draw:circle draw:style-name="gr5" draw:text-style-name="P8" draw:id="id18" draw:layer="layout" svg:width="0.635cm" svg:height="0.635cm" svg:x="24.816cm" svg:y="5.485cm">
            <text:p text:style-name="P1"/>
          </draw:circle>
          <draw:circle draw:style-name="gr5" draw:text-style-name="P8" draw:id="id15" draw:layer="layout" svg:width="0.635cm" svg:height="0.635cm" svg:x="22.276cm" svg:y="8.025cm">
            <text:p text:style-name="P1"/>
          </draw:circle>
          <draw:circle draw:style-name="gr5" draw:text-style-name="P8" draw:id="id16" draw:layer="layout" svg:width="0.635cm" svg:height="0.635cm" svg:x="19.736cm" svg:y="5.485cm">
            <text:p text:style-name="P1"/>
          </draw:circle>
          <draw:circle draw:style-name="gr5" draw:text-style-name="P8" draw:id="id19" draw:layer="layout" svg:width="0.635cm" svg:height="0.635cm" svg:x="24.816cm" svg:y="8.025cm">
            <text:p text:style-name="P1"/>
          </draw:circle>
          <draw:connector draw:style-name="gr8" draw:text-style-name="P8" draw:layer="layout" draw:type="line" svg:x1="22.276cm" svg:y1="8.342cm" svg:x2="20.053cm" svg:y2="6.12cm" draw:start-shape="id15" draw:start-glue-point="3" draw:end-shape="id16" draw:end-glue-point="2">
            <text:p text:style-name="P1"/>
          </draw:connector>
          <draw:connector draw:style-name="gr8" draw:text-style-name="P8" draw:layer="layout" draw:type="line" svg:x1="20.053cm" svg:y1="5.485cm" svg:x2="22.276cm" svg:y2="3.262cm" draw:start-shape="id16" draw:start-glue-point="0" draw:end-shape="id17" draw:end-glue-point="3">
            <text:p text:style-name="P1"/>
          </draw:connector>
          <draw:connector draw:style-name="gr8" draw:text-style-name="P8" draw:layer="layout" draw:type="line" svg:x1="22.911cm" svg:y1="3.262cm" svg:x2="25.133cm" svg:y2="5.485cm" draw:start-shape="id17" draw:start-glue-point="1" draw:end-shape="id18" draw:end-glue-point="0">
            <text:p text:style-name="P1"/>
          </draw:connector>
          <draw:connector draw:style-name="gr8" draw:text-style-name="P8" draw:layer="layout" draw:type="line" svg:x1="25.133cm" svg:y1="6.12cm" svg:x2="22.911cm" svg:y2="8.342cm" draw:start-shape="id18" draw:start-glue-point="2" draw:end-shape="id15" draw:end-glue-point="1">
            <text:p text:style-name="P1"/>
          </draw:connector>
          <draw:connector draw:style-name="gr8" draw:text-style-name="P8" draw:layer="layout" draw:type="line" svg:x1="22.911cm" svg:y1="8.342cm" svg:x2="24.816cm" svg:y2="8.342cm" draw:start-shape="id15" draw:start-glue-point="1" draw:end-shape="id19" draw:end-glue-point="3">
            <text:p text:style-name="P1"/>
          </draw:connector>
          <draw:connector draw:style-name="gr8" draw:text-style-name="P8" draw:layer="layout" draw:type="line" svg:x1="25.133cm" svg:y1="8.025cm" svg:x2="25.133cm" svg:y2="6.12cm" draw:start-shape="id19" draw:start-glue-point="0" draw:end-shape="id18" draw:end-glue-point="2">
            <text:p text:style-name="P1"/>
          </draw:connector>
          <draw:connector draw:style-name="gr8" draw:text-style-name="P8" draw:layer="layout" draw:type="curve" svg:x1="24.816cm" svg:y1="5.802cm" svg:x2="22.593cm" svg:y2="8.025cm" draw:start-shape="id18" draw:start-glue-point="3" draw:end-shape="id15" draw:end-glue-point="0">
            <text:p text:style-name="P1"/>
          </draw:connector>
        </draw:g>
        <draw:g>
          <draw:circle draw:style-name="gr5" draw:text-style-name="P8" draw:id="id23" draw:layer="layout" svg:width="0.635cm" svg:height="0.635cm" svg:x="22.225cm" svg:y="10.795cm">
            <text:p text:style-name="P1"/>
          </draw:circle>
          <draw:circle draw:style-name="gr5" draw:text-style-name="P8" draw:id="id24" draw:layer="layout" svg:width="0.635cm" svg:height="0.635cm" svg:x="24.765cm" svg:y="13.335cm">
            <text:p text:style-name="P1"/>
          </draw:circle>
          <draw:circle draw:style-name="gr5" draw:text-style-name="P8" draw:id="id21" draw:layer="layout" svg:width="0.635cm" svg:height="0.635cm" svg:x="22.225cm" svg:y="15.875cm">
            <text:p text:style-name="P1"/>
          </draw:circle>
          <draw:circle draw:style-name="gr5" draw:text-style-name="P8" draw:id="id22" draw:layer="layout" svg:width="0.635cm" svg:height="0.635cm" svg:x="19.685cm" svg:y="13.335cm">
            <text:p text:style-name="P1"/>
          </draw:circle>
          <draw:circle draw:style-name="gr5" draw:text-style-name="P8" draw:id="id20" draw:layer="layout" svg:width="0.635cm" svg:height="0.635cm" svg:x="24.765cm" svg:y="15.875cm">
            <text:p text:style-name="P1"/>
          </draw:circle>
          <draw:connector draw:style-name="gr8" draw:text-style-name="P8" draw:layer="layout" draw:type="curve" svg:x1="24.765cm" svg:y1="16.192cm" svg:x2="22.86cm" svg:y2="16.192cm" draw:start-shape="id20" draw:start-glue-point="3" draw:end-shape="id21" draw:end-glue-point="1">
            <text:p text:style-name="P1"/>
          </draw:connector>
          <draw:connector draw:style-name="gr8" draw:text-style-name="P8" draw:layer="layout" draw:type="line" svg:x1="22.225cm" svg:y1="16.192cm" svg:x2="20.002cm" svg:y2="13.97cm" draw:start-shape="id21" draw:start-glue-point="3" draw:end-shape="id22" draw:end-glue-point="2">
            <text:p text:style-name="P1"/>
          </draw:connector>
          <draw:connector draw:style-name="gr8" draw:text-style-name="P8" draw:layer="layout" draw:type="line" svg:x1="20.002cm" svg:y1="13.335cm" svg:x2="22.225cm" svg:y2="11.112cm" draw:start-shape="id22" draw:start-glue-point="0" draw:end-shape="id23" draw:end-glue-point="3">
            <text:p text:style-name="P1"/>
          </draw:connector>
          <draw:connector draw:style-name="gr8" draw:text-style-name="P8" draw:layer="layout" draw:type="line" svg:x1="22.86cm" svg:y1="11.112cm" svg:x2="25.082cm" svg:y2="13.335cm" draw:start-shape="id23" draw:start-glue-point="1" draw:end-shape="id24" draw:end-glue-point="0">
            <text:p text:style-name="P1"/>
          </draw:connector>
          <draw:connector draw:style-name="gr8" draw:text-style-name="P8" draw:layer="layout" draw:type="line" svg:x1="25.082cm" svg:y1="13.97cm" svg:x2="22.86cm" svg:y2="16.192cm" draw:start-shape="id24" draw:start-glue-point="2" draw:end-shape="id21" draw:end-glue-point="1">
            <text:p text:style-name="P1"/>
          </draw:connector>
          <draw:connector draw:style-name="gr8" draw:text-style-name="P8" draw:layer="layout" draw:type="curve" svg:x1="22.542cm" svg:y1="15.875cm" svg:x2="20.32cm" svg:y2="13.652cm" draw:start-shape="id21" draw:start-glue-point="0" draw:end-shape="id22" draw:end-glue-point="1">
            <text:p text:style-name="P1"/>
          </draw:connector>
        </draw:g>
        <draw:frame draw:style-name="gr7" draw:text-style-name="P11" draw:layer="layout" svg:width="17.145cm" svg:height="1.275cm" svg:x="1.27cm" svg:y="13.97cm">
          <draw:text-box>
            <text:p text:style-name="P1"/>
          </draw:text-box>
        </draw:frame>
        <draw:frame presentation:style-name="pr2" draw:text-style-name="P4" draw:layer="layout" svg:width="17.68cm" svg:height="3.341cm" svg:x="1.37cm" svg:y="12.7cm" presentation:class="outline" presentation:user-transformed="true">
          <draw:text-box>
            <text:list text:style-name="L2">
              <text:list-item>
                <text:p text:style-name="P3">EP: start has extra outward edge and end has extra inward edge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Finding the Circuit</text:span></text:p>
          </draw:text-box>
        </draw:frame>
        <draw:frame presentation:style-name="pr2" draw:text-style-name="P4" draw:layer="layout" svg:width="25.199cm" svg:height="8.551cm" svg:x="1.4cm" svg:y="4.914cm" presentation:class="outline" presentation:user-transformed="true">
          <draw:text-box>
            <text:list text:style-name="L2">
              <text:list-item>
                <text:p text:style-name="P3">A graph with an EC consists of several cycles</text:p>
              </text:list-item>
            </text:list>
            <text:list text:style-name="L2">
              <text:list-item>
                <text:p text:style-name="P3">Each cycle shares a vertex with at least one other cycle</text:p>
              </text:list-item>
            </text:list>
            <text:list text:style-name="L2">
              <text:list-item>
                <text:p text:style-name="P3">So find one cycle</text:p>
              </text:list-item>
            </text:list>
            <text:list text:style-name="L2">
              <text:list-item>
                <text:p text:style-name="P3">And using a depth-first search, find cycles attached to each node in that cycle</text:p>
              </text:list-item>
            </text:list>
          </draw:text-box>
        </draw:frame>
        <draw:g>
          <draw:circle draw:style-name="gr9" draw:text-style-name="P8" draw:id="id27" draw:layer="layout" svg:width="0.635cm" svg:height="0.635cm" svg:x="4.445cm" svg:y="13.97cm">
            <text:p text:style-name="P1"/>
          </draw:circle>
          <draw:circle draw:style-name="gr9" draw:text-style-name="P8" draw:id="id28" draw:layer="layout" svg:width="0.635cm" svg:height="0.635cm" svg:x="6.985cm" svg:y="16.51cm">
            <text:p text:style-name="P1"/>
          </draw:circle>
          <draw:circle draw:style-name="gr5" draw:text-style-name="P8" draw:id="id25" draw:layer="layout" svg:width="0.635cm" svg:height="0.635cm" svg:x="4.445cm" svg:y="19.05cm">
            <text:p text:style-name="P1"/>
          </draw:circle>
          <draw:circle draw:style-name="gr5" draw:text-style-name="P8" draw:id="id26" draw:layer="layout" svg:width="0.635cm" svg:height="0.635cm" svg:x="1.905cm" svg:y="16.51cm">
            <text:p text:style-name="P1"/>
          </draw:circle>
          <draw:circle draw:style-name="gr5" draw:text-style-name="P8" draw:id="id29" draw:layer="layout" svg:width="0.635cm" svg:height="0.635cm" svg:x="6.985cm" svg:y="19.05cm">
            <text:p text:style-name="P1"/>
          </draw:circle>
          <draw:connector draw:style-name="gr8" draw:text-style-name="P8" draw:layer="layout" draw:type="line" svg:x1="4.445cm" svg:y1="19.367cm" svg:x2="2.222cm" svg:y2="17.145cm" draw:start-shape="id25" draw:start-glue-point="3" draw:end-shape="id26" draw:end-glue-point="2">
            <text:p text:style-name="P1"/>
          </draw:connector>
          <draw:connector draw:style-name="gr8" draw:text-style-name="P8" draw:layer="layout" draw:type="line" svg:x1="2.222cm" svg:y1="16.51cm" svg:x2="4.445cm" svg:y2="14.287cm" draw:start-shape="id26" draw:start-glue-point="0" draw:end-shape="id27" draw:end-glue-point="3">
            <text:p text:style-name="P1"/>
          </draw:connector>
          <draw:connector draw:style-name="gr8" draw:text-style-name="P8" draw:layer="layout" draw:type="line" svg:x1="5.08cm" svg:y1="14.287cm" svg:x2="7.302cm" svg:y2="16.51cm" draw:start-shape="id27" draw:start-glue-point="1" draw:end-shape="id28" draw:end-glue-point="0">
            <text:p text:style-name="P1"/>
          </draw:connector>
          <draw:connector draw:style-name="gr8" draw:text-style-name="P8" draw:layer="layout" draw:type="line" svg:x1="7.302cm" svg:y1="17.145cm" svg:x2="5.08cm" svg:y2="19.367cm" draw:start-shape="id28" draw:start-glue-point="2" draw:end-shape="id25" draw:end-glue-point="1">
            <text:p text:style-name="P1"/>
          </draw:connector>
          <draw:connector draw:style-name="gr8" draw:text-style-name="P8" draw:layer="layout" draw:type="line" svg:x1="5.08cm" svg:y1="19.367cm" svg:x2="6.985cm" svg:y2="19.367cm" draw:start-shape="id25" draw:start-glue-point="1" draw:end-shape="id29" draw:end-glue-point="3">
            <text:p text:style-name="P1"/>
          </draw:connector>
          <draw:connector draw:style-name="gr8" draw:text-style-name="P8" draw:layer="layout" draw:type="line" svg:x1="7.302cm" svg:y1="19.05cm" svg:x2="7.302cm" svg:y2="17.145cm" draw:start-shape="id29" draw:start-glue-point="0" draw:end-shape="id28" draw:end-glue-point="2">
            <text:p text:style-name="P1"/>
          </draw:connector>
          <draw:connector draw:style-name="gr8" draw:text-style-name="P8" draw:layer="layout" draw:type="curve" svg:x1="6.985cm" svg:y1="16.827cm" svg:x2="4.762cm" svg:y2="19.05cm" draw:start-shape="id28" draw:start-glue-point="3" draw:end-shape="id25" draw:end-glue-point="0">
            <text:p text:style-name="P1"/>
          </draw:connector>
        </draw:g>
        <draw:g>
          <draw:circle draw:style-name="gr9" draw:text-style-name="P8" draw:id="id32" draw:layer="layout" svg:width="0.635cm" svg:height="0.635cm" svg:x="12.065cm" svg:y="13.97cm">
            <text:p text:style-name="P1"/>
          </draw:circle>
          <draw:circle draw:style-name="gr9" draw:text-style-name="P8" draw:id="id33" draw:layer="layout" svg:width="0.635cm" svg:height="0.635cm" svg:x="14.605cm" svg:y="16.51cm">
            <text:p text:style-name="P1"/>
          </draw:circle>
          <draw:circle draw:style-name="gr10" draw:text-style-name="P8" draw:id="id30" draw:layer="layout" svg:width="0.635cm" svg:height="0.635cm" svg:x="12.065cm" svg:y="19.05cm">
            <text:p text:style-name="P1"/>
          </draw:circle>
          <draw:circle draw:style-name="gr5" draw:text-style-name="P8" draw:id="id31" draw:layer="layout" svg:width="0.635cm" svg:height="0.635cm" svg:x="9.525cm" svg:y="16.51cm">
            <text:p text:style-name="P1"/>
          </draw:circle>
          <draw:circle draw:style-name="gr10" draw:text-style-name="P8" draw:id="id34" draw:layer="layout" svg:width="0.635cm" svg:height="0.635cm" svg:x="14.605cm" svg:y="19.05cm">
            <text:p text:style-name="P1"/>
          </draw:circle>
          <draw:connector draw:style-name="gr8" draw:text-style-name="P8" draw:layer="layout" draw:type="line" svg:x1="12.065cm" svg:y1="19.367cm" svg:x2="9.842cm" svg:y2="17.145cm" draw:start-shape="id30" draw:start-glue-point="3" draw:end-shape="id31" draw:end-glue-point="2">
            <text:p text:style-name="P1"/>
          </draw:connector>
          <draw:connector draw:style-name="gr8" draw:text-style-name="P8" draw:layer="layout" draw:type="line" svg:x1="9.842cm" svg:y1="16.51cm" svg:x2="12.065cm" svg:y2="14.287cm" draw:start-shape="id31" draw:start-glue-point="0" draw:end-shape="id32" draw:end-glue-point="3">
            <text:p text:style-name="P1"/>
          </draw:connector>
          <draw:connector draw:style-name="gr8" draw:text-style-name="P8" draw:layer="layout" draw:type="line" svg:x1="12.7cm" svg:y1="14.287cm" svg:x2="14.922cm" svg:y2="16.51cm" draw:start-shape="id32" draw:start-glue-point="1" draw:end-shape="id33" draw:end-glue-point="0">
            <text:p text:style-name="P1"/>
          </draw:connector>
          <draw:connector draw:style-name="gr8" draw:text-style-name="P8" draw:layer="layout" draw:type="line" svg:x1="14.922cm" svg:y1="17.145cm" svg:x2="12.7cm" svg:y2="19.367cm" draw:start-shape="id33" draw:start-glue-point="2" draw:end-shape="id30" draw:end-glue-point="1">
            <text:p text:style-name="P1"/>
          </draw:connector>
          <draw:connector draw:style-name="gr8" draw:text-style-name="P8" draw:layer="layout" draw:type="line" svg:x1="12.7cm" svg:y1="19.367cm" svg:x2="14.605cm" svg:y2="19.367cm" draw:start-shape="id30" draw:start-glue-point="1" draw:end-shape="id34" draw:end-glue-point="3">
            <text:p text:style-name="P1"/>
          </draw:connector>
          <draw:connector draw:style-name="gr8" draw:text-style-name="P8" draw:layer="layout" draw:type="line" svg:x1="14.922cm" svg:y1="19.05cm" svg:x2="14.922cm" svg:y2="17.145cm" draw:start-shape="id34" draw:start-glue-point="0" draw:end-shape="id33" draw:end-glue-point="2">
            <text:p text:style-name="P1"/>
          </draw:connector>
          <draw:connector draw:style-name="gr8" draw:text-style-name="P8" draw:layer="layout" draw:type="curve" svg:x1="14.605cm" svg:y1="16.827cm" svg:x2="12.382cm" svg:y2="19.05cm" draw:start-shape="id33" draw:start-glue-point="3" draw:end-shape="id30" draw:end-glue-point="0">
            <text:p text:style-name="P1"/>
          </draw:connector>
        </draw:g>
        <draw:g>
          <draw:circle draw:style-name="gr9" draw:text-style-name="P8" draw:id="id37" draw:layer="layout" svg:width="0.635cm" svg:height="0.635cm" svg:x="19.685cm" svg:y="13.97cm">
            <text:p text:style-name="P1"/>
          </draw:circle>
          <draw:circle draw:style-name="gr9" draw:text-style-name="P8" draw:id="id38" draw:layer="layout" svg:width="0.635cm" svg:height="0.635cm" svg:x="22.225cm" svg:y="16.51cm">
            <text:p text:style-name="P1"/>
          </draw:circle>
          <draw:circle draw:style-name="gr10" draw:text-style-name="P8" draw:id="id35" draw:layer="layout" svg:width="0.635cm" svg:height="0.635cm" svg:x="19.685cm" svg:y="19.05cm">
            <text:p text:style-name="P1"/>
          </draw:circle>
          <draw:circle draw:style-name="gr9" draw:text-style-name="P8" draw:id="id36" draw:layer="layout" svg:width="0.635cm" svg:height="0.635cm" svg:x="17.145cm" svg:y="16.51cm">
            <text:p text:style-name="P1"/>
          </draw:circle>
          <draw:circle draw:style-name="gr10" draw:text-style-name="P8" draw:id="id39" draw:layer="layout" svg:width="0.635cm" svg:height="0.635cm" svg:x="22.225cm" svg:y="19.05cm">
            <text:p text:style-name="P1"/>
          </draw:circle>
          <draw:connector draw:style-name="gr8" draw:text-style-name="P8" draw:layer="layout" draw:type="line" svg:x1="19.685cm" svg:y1="19.367cm" svg:x2="17.462cm" svg:y2="17.145cm" draw:start-shape="id35" draw:start-glue-point="3" draw:end-shape="id36" draw:end-glue-point="2">
            <text:p text:style-name="P1"/>
          </draw:connector>
          <draw:connector draw:style-name="gr8" draw:text-style-name="P8" draw:layer="layout" draw:type="line" svg:x1="17.462cm" svg:y1="16.51cm" svg:x2="19.685cm" svg:y2="14.287cm" draw:start-shape="id36" draw:start-glue-point="0" draw:end-shape="id37" draw:end-glue-point="3">
            <text:p text:style-name="P1"/>
          </draw:connector>
          <draw:connector draw:style-name="gr8" draw:text-style-name="P8" draw:layer="layout" draw:type="line" svg:x1="20.32cm" svg:y1="14.287cm" svg:x2="22.542cm" svg:y2="16.51cm" draw:start-shape="id37" draw:start-glue-point="1" draw:end-shape="id38" draw:end-glue-point="0">
            <text:p text:style-name="P1"/>
          </draw:connector>
          <draw:connector draw:style-name="gr8" draw:text-style-name="P8" draw:layer="layout" draw:type="line" svg:x1="22.542cm" svg:y1="17.145cm" svg:x2="20.32cm" svg:y2="19.367cm" draw:start-shape="id38" draw:start-glue-point="2" draw:end-shape="id35" draw:end-glue-point="1">
            <text:p text:style-name="P1"/>
          </draw:connector>
          <draw:connector draw:style-name="gr8" draw:text-style-name="P8" draw:layer="layout" draw:type="line" svg:x1="20.32cm" svg:y1="19.367cm" svg:x2="22.225cm" svg:y2="19.367cm" draw:start-shape="id35" draw:start-glue-point="1" draw:end-shape="id39" draw:end-glue-point="3">
            <text:p text:style-name="P1"/>
          </draw:connector>
          <draw:connector draw:style-name="gr8" draw:text-style-name="P8" draw:layer="layout" draw:type="line" svg:x1="22.542cm" svg:y1="19.05cm" svg:x2="22.542cm" svg:y2="17.145cm" draw:start-shape="id39" draw:start-glue-point="0" draw:end-shape="id38" draw:end-glue-point="2">
            <text:p text:style-name="P1"/>
          </draw:connector>
          <draw:connector draw:style-name="gr8" draw:text-style-name="P8" draw:layer="layout" draw:type="curve" svg:x1="22.225cm" svg:y1="16.827cm" svg:x2="20.002cm" svg:y2="19.05cm" draw:start-shape="id38" draw:start-glue-point="3" draw:end-shape="id35" draw:end-glue-point="0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3.507cm" svg:x="1.4cm" svg:y="0.837cm" presentation:class="title" presentation:user-transformed="true">
          <draw:text-box>
            <text:p text:style-name="P12"><text:span text:style-name="T5">中國우체</text:span><text:span text:style-name="T5">국人</text:span></text:p>
          </draw:text-box>
        </draw:frame>
        <draw:frame presentation:style-name="pr2" draw:text-style-name="P4" draw:layer="layout" svg:width="25.199cm" svg:height="5.231cm" svg:x="1.4cm" svg:y="4.914cm" presentation:class="outline" presentation:user-transformed="true">
          <draw:text-box>
            <text:list text:style-name="L2">
              <text:list-item>
                <text:p text:style-name="P3">Shortest path through every edge</text:p>
              </text:list-item>
            </text:list>
            <text:list text:style-name="L2">
              <text:list-item>
                <text:p text:style-name="P3">EP is best</text:p>
              </text:list-item>
            </text:list>
            <text:list text:style-name="L2">
              <text:list-item>
                <text:p text:style-name="P3">Otherwise MST+Floyd+EP+... = fancy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Can the Red Prince build a bridge so he can make an EP to the tavern, but his rival, the Blue Prince cannot.</text:p>
              </text:list-item>
            </text:list>
          </draw:text-box>
        </draw:frame>
        <draw:g>
          <draw:custom-shape draw:style-name="gr1" draw:text-style-name="P6" draw:id="id40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43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42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41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40" draw:start-glue-point="10" draw:end-shape="id41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40" draw:start-glue-point="11" draw:end-shape="id42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42" draw:start-glue-point="9" draw:end-shape="id41" draw:end-glue-point="0">
            <text:p text:style-name="P1"/>
          </draw:connector>
          <draw:connector draw:style-name="gr5" draw:text-style-name="P8" draw:layer="layout" svg:x1="11.429cm" svg:y1="16.511cm" svg:x2="8.572cm" svg:y2="15.241cm" draw:start-shape="id43" draw:start-glue-point="4" draw:end-shape="id40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43" draw:start-glue-point="11" draw:end-shape="id41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40" draw:start-glue-point="4" draw:end-shape="id42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40" draw:start-glue-point="7" draw:end-shape="id43" draw:end-glue-point="6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Can the Red Prince build a bridge so he can make an EP to the tavern, but his rival, the Blue Prince cannot?</text:p>
              </text:list-item>
            </text:list>
          </draw:text-box>
        </draw:frame>
        <draw:g>
          <draw:custom-shape draw:style-name="gr1" draw:text-style-name="P6" draw:id="id44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47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46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45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44" draw:start-glue-point="10" draw:end-shape="id45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44" draw:start-glue-point="11" draw:end-shape="id46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46" draw:start-glue-point="9" draw:end-shape="id45" draw:end-glue-point="0">
            <text:p text:style-name="P1"/>
          </draw:connector>
          <draw:connector draw:style-name="gr5" draw:text-style-name="P8" draw:layer="layout" svg:x1="11.429cm" svg:y1="16.511cm" svg:x2="8.572cm" svg:y2="15.241cm" draw:start-shape="id47" draw:start-glue-point="4" draw:end-shape="id44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47" draw:start-glue-point="11" draw:end-shape="id45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44" draw:start-glue-point="4" draw:end-shape="id46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44" draw:start-glue-point="7" draw:end-shape="id47" draw:end-glue-point="6">
            <text:p text:style-name="P1"/>
          </draw:connector>
          <draw:connector draw:style-name="gr5" draw:text-style-name="P8" draw:layer="layout" svg:x1="15.875cm" svg:y1="18.098cm" svg:x2="24.13cm" svg:y2="13.653cm" draw:start-shape="id47" draw:start-glue-point="10" draw:end-shape="id45" draw:end-glue-point="1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3">Can the Blue Prince do the same to the Red Prince?</text:p>
              </text:list-item>
            </text:list>
          </draw:text-box>
        </draw:frame>
        <draw:g>
          <draw:custom-shape draw:style-name="gr1" draw:text-style-name="P6" draw:id="id48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51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50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49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48" draw:start-glue-point="10" draw:end-shape="id49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48" draw:start-glue-point="11" draw:end-shape="id50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50" draw:start-glue-point="9" draw:end-shape="id49" draw:end-glue-point="0">
            <text:p text:style-name="P1"/>
          </draw:connector>
          <draw:connector draw:style-name="gr5" draw:text-style-name="P8" draw:layer="layout" svg:x1="11.429cm" svg:y1="16.511cm" svg:x2="8.572cm" svg:y2="15.241cm" draw:start-shape="id51" draw:start-glue-point="4" draw:end-shape="id48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51" draw:start-glue-point="11" draw:end-shape="id49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48" draw:start-glue-point="4" draw:end-shape="id50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48" draw:start-glue-point="7" draw:end-shape="id51" draw:end-glue-point="6">
            <text:p text:style-name="P1"/>
          </draw:connector>
          <draw:connector draw:style-name="gr5" draw:text-style-name="P8" draw:layer="layout" svg:x1="15.875cm" svg:y1="18.098cm" svg:x2="24.13cm" svg:y2="13.653cm" draw:start-shape="id51" draw:start-glue-point="10" draw:end-shape="id49" draw:end-glue-point="1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27cm" svg:y="4.279cm" presentation:class="outline" presentation:user-transformed="true">
          <draw:text-box>
            <text:list text:style-name="L2">
              <text:list-item>
                <text:p text:style-name="P3">Now the tavern-keeper wants <text:span text:style-name="T8">everyone</text:span><text:span text:style-name="T9"> to end up at his tavern – can he make an EC possible?</text:span></text:p>
              </text:list-item>
            </text:list>
          </draw:text-box>
        </draw:frame>
        <draw:g>
          <draw:custom-shape draw:style-name="gr1" draw:text-style-name="P6" draw:id="id52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55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54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53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52" draw:start-glue-point="10" draw:end-shape="id53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52" draw:start-glue-point="11" draw:end-shape="id54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54" draw:start-glue-point="9" draw:end-shape="id53" draw:end-glue-point="0">
            <text:p text:style-name="P1"/>
          </draw:connector>
          <draw:connector draw:style-name="gr5" draw:text-style-name="P8" draw:layer="layout" svg:x1="11.429cm" svg:y1="16.511cm" svg:x2="8.572cm" svg:y2="15.241cm" draw:start-shape="id55" draw:start-glue-point="4" draw:end-shape="id52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55" draw:start-glue-point="11" draw:end-shape="id53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52" draw:start-glue-point="4" draw:end-shape="id54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52" draw:start-glue-point="7" draw:end-shape="id55" draw:end-glue-point="6">
            <text:p text:style-name="P1"/>
          </draw:connector>
          <draw:connector draw:style-name="gr5" draw:text-style-name="P8" draw:layer="layout" svg:x1="15.875cm" svg:y1="18.098cm" svg:x2="24.13cm" svg:y2="13.653cm" draw:start-shape="id55" draw:start-glue-point="10" draw:end-shape="id53" draw:end-glue-point="1">
            <text:p text:style-name="P1"/>
          </draw:connector>
          <draw:connector draw:style-name="gr5" draw:text-style-name="P8" draw:layer="layout" draw:line-skew="0cm -15.74cm" svg:x1="10.189cm" svg:y1="8.084cm" svg:x2="8.284cm" svg:y2="19.22cm" draw:start-shape="id54" draw:start-glue-point="5" draw:end-shape="id55" draw:end-glue-point="7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27cm" svg:y="4.279cm" presentation:class="outline" presentation:user-transformed="true">
          <draw:text-box>
            <text:list text:style-name="L2">
              <text:list-item>
                <text:p text:style-name="P3">Now the tavern-keeper wants <text:span text:style-name="T8">everyone</text:span><text:span text:style-name="T9"> to end up at his tavern – can he make an EC possible?</text:span></text:p>
              </text:list-item>
            </text:list>
          </draw:text-box>
        </draw:frame>
        <draw:g>
          <draw:custom-shape draw:style-name="gr1" draw:text-style-name="P6" draw:id="id56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59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58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57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56" draw:start-glue-point="10" draw:end-shape="id57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56" draw:start-glue-point="11" draw:end-shape="id58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58" draw:start-glue-point="9" draw:end-shape="id57" draw:end-glue-point="0">
            <text:p text:style-name="P1"/>
          </draw:connector>
          <draw:connector draw:style-name="gr5" draw:text-style-name="P8" draw:layer="layout" svg:x1="8.284cm" svg:y1="16.974cm" svg:x2="8.572cm" svg:y2="15.241cm" draw:start-shape="id59" draw:start-glue-point="5" draw:end-shape="id56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59" draw:start-glue-point="11" draw:end-shape="id57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56" draw:start-glue-point="4" draw:end-shape="id58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56" draw:start-glue-point="7" draw:end-shape="id59" draw:end-glue-point="6">
            <text:p text:style-name="P1"/>
          </draw:connector>
          <draw:connector draw:style-name="gr5" draw:text-style-name="P8" draw:layer="layout" svg:x1="15.875cm" svg:y1="18.098cm" svg:x2="24.13cm" svg:y2="13.653cm" draw:start-shape="id59" draw:start-glue-point="10" draw:end-shape="id57" draw:end-glue-point="1">
            <text:p text:style-name="P1"/>
          </draw:connector>
          <draw:connector draw:style-name="gr5" draw:text-style-name="P8" draw:layer="layout" draw:line-skew="0cm -15.74cm" svg:x1="10.189cm" svg:y1="8.084cm" svg:x2="8.284cm" svg:y2="19.22cm" draw:start-shape="id58" draw:start-glue-point="5" draw:end-shape="id59" draw:end-glue-point="7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More trouble in K</text:span><text:span text:style-name="T6">ö</text:span><text:span text:style-name="T7">nigsberg</text:span></text:p>
          </draw:text-box>
        </draw:frame>
        <draw:frame presentation:style-name="pr2" draw:text-style-name="P4" draw:layer="layout" svg:width="25.199cm" svg:height="3.341cm" svg:x="1.27cm" svg:y="4.279cm" presentation:class="outline" presentation:user-transformed="true">
          <draw:text-box>
            <text:list text:style-name="L2">
              <text:list-item>
                <text:p text:style-name="P3">Now the tavern-keeper wants <text:span text:style-name="T8">everyone</text:span><text:span text:style-name="T9"> to end up at his tavern – can he make an EC possible?</text:span></text:p>
              </text:list-item>
            </text:list>
          </draw:text-box>
        </draw:frame>
        <draw:g>
          <draw:custom-shape draw:style-name="gr1" draw:text-style-name="P6" draw:id="id60" draw:layer="layout" svg:width="9.525cm" svg:height="3.81cm" svg:x="3.81cm" svg:y="11.431cm">
            <text:p text:style-name="P5"><text:span text:style-name="T4">Tavern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7" draw:id="id63" draw:layer="layout" svg:width="8.89cm" svg:height="3.175cm" svg:x="6.985cm" svg:y="16.511cm">
            <text:p text:style-name="P5"><text:span text:style-name="T4">Blue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6" draw:id="id62" draw:layer="layout" svg:width="8.89cm" svg:height="3.175cm" svg:x="8.89cm" svg:y="7.621cm">
            <text:p text:style-name="P5"><text:span text:style-name="T4">Red Cast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4" draw:text-style-name="P6" draw:id="id61" draw:layer="layout" svg:width="8.255cm" svg:height="3.175cm" svg:x="15.875cm" svg:y="12.066cm">
            <text:p text:style-name="P5"><text:span text:style-name="T4">Church</text:span></text:p>
          </draw:ellipse>
          <draw:connector draw:style-name="gr5" draw:text-style-name="P8" draw:layer="layout" svg:x1="13.335cm" svg:y1="13.335cm" svg:x2="15.875cm" svg:y2="13.653cm" draw:start-shape="id60" draw:start-glue-point="10" draw:end-shape="id61" draw:end-glue-point="3">
            <text:p text:style-name="P1"/>
          </draw:connector>
          <draw:connector draw:style-name="gr5" draw:text-style-name="P8" draw:layer="layout" svg:x1="11.94cm" svg:y1="11.987cm" svg:x2="13.334cm" svg:y2="10.796cm" draw:start-shape="id60" draw:start-glue-point="11" draw:end-shape="id62" draw:end-glue-point="8">
            <text:p text:style-name="P1"/>
          </draw:connector>
          <draw:connector draw:style-name="gr5" draw:text-style-name="P8" draw:layer="layout" svg:x1="16.478cm" svg:y1="10.33cm" svg:x2="20.002cm" svg:y2="12.066cm" draw:start-shape="id62" draw:start-glue-point="9" draw:end-shape="id61" draw:end-glue-point="0">
            <text:p text:style-name="P1"/>
          </draw:connector>
          <draw:connector draw:style-name="gr5" draw:text-style-name="P8" draw:layer="layout" svg:x1="8.284cm" svg:y1="16.974cm" svg:x2="8.572cm" svg:y2="15.241cm" draw:start-shape="id63" draw:start-glue-point="5" draw:end-shape="id60" draw:end-glue-point="8">
            <text:p text:style-name="P1"/>
          </draw:connector>
          <draw:connector draw:style-name="gr5" draw:text-style-name="P8" draw:layer="layout" svg:x1="14.573cm" svg:y1="16.974cm" svg:x2="20.002cm" svg:y2="15.241cm" draw:start-shape="id63" draw:start-glue-point="11" draw:end-shape="id61" draw:end-glue-point="2">
            <text:p text:style-name="P1"/>
          </draw:connector>
          <draw:connector draw:style-name="gr5" draw:text-style-name="P8" draw:layer="layout" svg:x1="8.572cm" svg:y1="11.431cm" svg:x2="8.89cm" svg:y2="9.208cm" draw:start-shape="id60" draw:start-glue-point="4" draw:end-shape="id62" draw:end-glue-point="6">
            <text:p text:style-name="P1"/>
          </draw:connector>
          <draw:connector draw:style-name="gr5" draw:text-style-name="P8" draw:layer="layout" svg:x1="5.202cm" svg:y1="14.682cm" svg:x2="6.985cm" svg:y2="18.098cm" draw:start-shape="id60" draw:start-glue-point="7" draw:end-shape="id63" draw:end-glue-point="6">
            <text:p text:style-name="P1"/>
          </draw:connector>
          <draw:connector draw:style-name="gr5" draw:text-style-name="P8" draw:layer="layout" svg:x1="15.875cm" svg:y1="18.098cm" svg:x2="24.13cm" svg:y2="13.653cm" draw:start-shape="id63" draw:start-glue-point="10" draw:end-shape="id61" draw:end-glue-point="1">
            <text:p text:style-name="P1"/>
          </draw:connector>
          <draw:connector draw:style-name="gr5" draw:text-style-name="P8" draw:layer="layout" draw:line-skew="0cm -15.74cm" svg:x1="10.189cm" svg:y1="8.084cm" svg:x2="8.284cm" svg:y2="19.22cm" draw:start-shape="id62" draw:start-glue-point="5" draw:end-shape="id63" draw:end-glue-point="7">
            <text:p text:style-name="P1"/>
          </draw:connector>
          <draw:connector draw:style-name="gr5" draw:text-style-name="P8" draw:layer="layout" svg:x1="11.94cm" svg:y1="14.682cm" svg:x2="11.429cm" svg:y2="16.511cm" draw:start-shape="id60" draw:start-glue-point="9" draw:end-shape="id63" draw:end-glue-point="4">
            <text:p text:style-name="P1"/>
          </draw:connector>
        </draw:g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2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17T17:46:25</meta:creation-date>
    <dc:date>2006-05-20T07:47:50</dc:date>
    <dc:language>en-US</dc:language>
    <meta:editing-cycles>7</meta:editing-cycles>
    <meta:editing-duration>PT2H36M24S</meta:editing-duration>
    <meta:user-defined meta:name="Info 1"/>
    <meta:user-defined meta:name="Info 2"/>
    <meta:user-defined meta:name="Info 3"/>
    <meta:user-defined meta:name="Info 4"/>
    <meta:document-statistic meta:object-count="255"/>
  </office:meta>
</office:document-meta>
</file>